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OleObj2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orbel Light'" style:font-family-asian="'Corbel Light'" style:font-family-complex="'Corbel Light'" fo:background-color="transparent" style:use-window-font-color="true"/>
    </style:style>
    <style:style style:name="T2" style:family="text">
      <style:text-properties fo:font-size="24.00pt" fo:font-weight="bold" fo:font-family="'Corbel Light'" style:font-family-asian="'Corbel Light'" style:font-family-complex="'Corbel Light'" fo:background-color="transparent" style:use-window-font-color="true"/>
    </style:style>
    <style:style style:name="T3" style:family="text">
      <style:text-properties fo:font-size="24.00pt" fo:font-weight="bold" fo:font-family="'Corbel Light'" style:font-family-asian="'Corbel Light'" style:font-family-complex="'Corbel Light'" fo:background-color="transparent" style:use-window-font-color="true"/>
    </style:style>
    <style:style style:name="T4" style:family="text">
      <style:text-properties fo:font-size="24.00pt" fo:font-weight="normal" fo:font-family="'Corbel Light'" style:font-family-asian="'Corbel Light'" style:font-family-complex="'Corbel Light'"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5.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5.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5.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5.00pt" fo:font-weight="normal" fo:font-family="Calibri" style:font-family-asian="Calibri" style:font-family-complex="Calibri" fo:background-color="transparent" style:use-window-font-color="true"/>
    </style:style>
    <style:style style:name="T19" style:family="text">
      <style:text-properties fo:font-size="15.00pt" fo:font-weight="bold" fo:font-family="Calibri" style:font-family-asian="Calibri" style:font-family-complex="Calibri" fo:background-color="transparent" style:use-window-font-color="true"/>
    </style:style>
    <style:style style:name="T2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21" style:family="text">
      <style:text-properties fo:font-size="15.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normal" fo:font-family="Calibri" style:font-family-asian="Calibri" style:font-family-complex="Calibri" fo:background-color="transparent" style:use-window-font-color="true"/>
    </style:style>
    <style:style style:name="T24"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 style:family="text">
      <style:text-properties fo:font-size="15.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5.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5.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5.00pt" fo:font-weight="bold" fo:font-family="Calibri" style:font-family-asian="Calibri" style:font-family-complex="Calibri" fo:background-color="transparent" style:use-window-font-color="true"/>
    </style:style>
    <style:style style:name="T36"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5.00pt" fo:font-weight="bold" fo:font-family="Calibri" style:font-family-asian="Calibri" style:font-family-complex="Calibri" fo:background-color="transparent" style:use-window-font-color="true"/>
    </style:style>
    <style:style style:name="T41"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Calibri" style:font-family-asian="Calibri" style:font-family-complex="Calibri" fo:background-color="transparent" style:use-window-font-color="true"/>
    </style:style>
    <style:style style:name="T44"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5.00pt" fo:font-weight="bold" fo:font-family="Calibri" style:font-family-asian="Calibri" style:font-family-complex="Calibri" fo:background-color="transparent" style:use-window-font-color="true"/>
    </style:style>
    <style:style style:name="T49"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Calibri" style:font-family-asian="Calibri" style:font-family-complex="Calibri" fo:background-color="transparent" style:use-window-font-color="true"/>
    </style:style>
    <style:style style:name="T54"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5.00pt" fo:font-weight="bold" fo:font-family="Calibri" style:font-family-asian="Calibri" style:font-family-complex="Calibri" fo:background-color="transparent" style:use-window-font-color="true"/>
    </style:style>
    <style:style style:name="T57"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5.00pt" fo:font-weight="bold" fo:font-family="Calibri" style:font-family-asian="Calibri" style:font-family-complex="Calibri" fo:background-color="transparent" style:use-window-font-color="true"/>
    </style:style>
    <style:style style:name="T62"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5.00pt" fo:font-weight="bold" fo:font-family="Calibri" style:font-family-asian="Calibri" style:font-family-complex="Calibri" fo:background-color="transparent" style:use-window-font-color="true"/>
    </style:style>
    <style:style style:name="T67"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5.00pt" fo:font-weight="bold" fo:font-family="Calibri" style:font-family-asian="Calibri" style:font-family-complex="Calibri" fo:background-color="transparent" style:use-window-font-color="true"/>
    </style:style>
    <style:style style:name="T72"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5.00pt" fo:font-weight="bold" fo:font-family="Calibri" style:font-family-asian="Calibri" style:font-family-complex="Calibri" fo:background-color="transparent" style:use-window-font-color="true"/>
    </style:style>
    <style:style style:name="T77"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5.00pt" fo:font-weight="bold" fo:font-family="Calibri" style:font-family-asian="Calibri" style:font-family-complex="Calibri" fo:background-color="transparent" style:use-window-font-color="true"/>
    </style:style>
    <style:style style:name="T82"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5.00pt" fo:font-weight="bold" fo:font-family="Calibri" style:font-family-asian="Calibri" style:font-family-complex="Calibri" fo:background-color="transparent" style:use-window-font-color="true"/>
    </style:style>
    <style:style style:name="T87"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5.00pt" fo:font-weight="normal" fo:font-family="Calibri" style:font-family-asian="Calibri" style:font-family-complex="Calibri" fo:background-color="transparent" style:use-window-font-color="true"/>
    </style:style>
    <style:style style:name="T94"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5" style:family="text">
      <style:text-properties fo:font-size="15.00pt" fo:font-weight="normal"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5.00pt" fo:font-weight="normal"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5.00pt" fo:font-weight="normal" fo:font-family="Calibri" style:font-family-asian="Calibri" style:font-family-complex="Calibri" fo:background-color="transparent" style:use-window-font-color="true"/>
    </style:style>
    <style:style style:name="T100"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1" style:family="text">
      <style:text-properties fo:font-size="15.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center"/>
    </style:style>
    <style:style style:name="P3" style:family="paragraph">
      <style:paragraph-properties fo:line-height="100.00%" fo:text-align="left"/>
    </style:style>
  </office:automatic-styles>
  <office:body>
    <office:text>
      <text:p text:style-name="P1"><text:span text:style-name="T1">ToDo &amp; Co<text:s/></text:span><text:span text:style-name="T2">–</text:span><text:span text:style-name="T3"><text:s/>TodoList</text:span></text:p>
      <text:p text:style-name="P1"><text:span text:style-name="T4">Audit de performances</text:span></text:p>
      <text:p text:style-name="P2"><text:span text:style-name="T5"/></text:p>
      <text:p text:style-name="P2"><text:span text:style-name="T5"/></text:p>
      <text:p text:style-name="P2"><text:span text:style-name="T6">Audit de performance</text:span></text:p>
      <text:p text:style-name="P3"><text:span text:style-name="T7"/></text:p>
      <text:p text:style-name="P3"><text:span text:style-name="T7"/></text:p>
      <text:p text:style-name="P3"><text:span text:style-name="T7"/></text:p>
      <text:p text:style-name="P3"><text:span text:style-name="T7"/></text:p>
      <text:p text:style-name="P3"><text:span text:style-name="T8">1. Contexte de l'Audit</text:span></text:p>
      <text:p text:style-name="P3"><text:span text:style-name="T8">2. Audit de Performance Avant et Après migration Symfony</text:span></text:p>
      <text:p text:style-name="P3"><text:span text:style-name="T8">3. Outil d'observabilité des performances</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10">1. Contexte de l'Audit</text:span></text:p>
      <text:p text:style-name="P3"><text:span text:style-name="T11"/></text:p>
      <text:p text:style-name="P3"><text:span text:style-name="T12">J'ai réalisé l'audit de performance de code avec la configuration</text:span></text:p>
      <text:p text:style-name="P3"><text:span text:style-name="T12">suivante:</text:span></text:p>
      <text:p text:style-name="P3"><text:span text:style-name="T13"/></text:p>
      <text:p text:style-name="P3"><text:span text:style-name="T14">- Symfony Local Server Web</text:span></text:p>
      <text:p text:style-name="P3"><text:span text:style-name="T14">- PHP 8.3</text:span></text:p>
      <text:p text:style-name="P3"><text:span text:style-name="T14">- MySQL 5.7.11 avec Uwamp</text:span></text:p>
      <text:p text:style-name="P3"><text:span text:style-name="T14">- Symfony 5.4 en Mode : Production</text:span></text:p>
      <text:p text:style-name="P3"><text:span text:style-name="T15"/></text:p>
      <text:p text:style-name="P3"><text:span text:style-name="T15"/></text:p>
      <text:p text:style-name="P3"><text:span text:style-name="T16">Optimisation de l'autoloader Composer :</text:span></text:p>
      <text:p text:style-name="P3"><text:span text:style-name="T17"/></text:p>
      <text:p text:style-name="P3"><text:span text:style-name="T18">documentation Symfony<text:s/></text:span><text:span text:style-name="T19">:<text:s/></text:span><text:a xlink:href="https://symfony.com/doc/5.x/performance.html#optimize-composer-autoloader"><text:span text:style-name="T20">https://symfony.com/doc/5.x/performance.html#optimize-composer-autoloader</text:span></text:a><text:span text:style-name="T21"/></text:p>
      <text:p text:style-name="P3"><text:span text:style-name="T22"/></text:p>
      <text:p text:style-name="P3"><text:span text:style-name="T23">Documentation Composer :<text:s/></text:span><text:a xlink:href="https://getcomposer.org/doc/articles/autoloader-optimization.md"><text:span text:style-name="T24">https://getcomposer.org/doc/articles/autoloader-optimization.md</text:span></text:a><text:span text:style-name="T25"/></text:p>
      <text:p text:style-name="P3"><text:span text:style-name="T26"/></text:p>
      <text:p text:style-name="P3"><text:span text:style-name="T26"/></text:p>
      <text:p text:style-name="P3"><text:span text:style-name="T27">Commande pour l'optimisation de l’autoloader:</text:span></text:p>
      <text:p text:style-name="P3"><text:span text:style-name="T28"/></text:p>
      <text:p text:style-name="P3"><text:span text:style-name="T29">- composer dump-autoload --no-dev --classmap-authoritative</text:span></text:p>
      <text:p text:style-name="P3"><text:span text:style-name="T30"/></text:p>
      <text:p text:style-name="P3"><text:span text:style-name="T31">Cette commande sert à mettre en cache les classes utiles à l’application. </text:span></text:p>
      <text:p text:style-name="P3"><text:span text:style-name="T31">L’autoloader charge automatiquement les classes utiles à l’application. </text:span></text:p>
      <text:p text:style-name="P3"><text:span text:style-name="T31">Avec cette commande, des fichiers sont créés pour faire un mappage des classes à charger pour l’application, ce qui évite de charger tous les chemins à chaque chargement de pages.</text:span></text:p>
      <text:p text:style-name="P3"><text:span text:style-name="T32"/></text:p>
      <text:p text:style-name="P3"><text:span text:style-name="T32"/></text:p>
      <text:p text:style-name="P3"><text:span text:style-name="T32"/></text:p>
      <text:p text:style-name="P3"><text:span text:style-name="T32"/></text:p>
      <text:p text:style-name="P3"><text:span text:style-name="T32"/></text:p>
      <text:p text:style-name="P3"><text:span text:style-name="T32"/></text:p>
      <text:p text:style-name="P3"><text:span text:style-name="T32"/></text:p>
      <text:p text:style-name="P3"><text:span text:style-name="T32"/></text:p>
      <text:p text:style-name="P3"><text:span text:style-name="T32"/></text:p>
      <text:p text:style-name="P3"><text:span text:style-name="T32"/></text:p>
      <text:p text:style-name="P3"><text:span text:style-name="T32"/></text:p>
      <text:p text:style-name="P3"><text:span text:style-name="T32"/></text:p>
      <text:p text:style-name="P3"><text:span text:style-name="T32"/></text:p>
      <text:p text:style-name="P3"><text:span text:style-name="T32"/></text:p>
      <text:p text:style-name="P3"><text:span text:style-name="T32"/></text:p>
      <text:p text:style-name="P3"><text:span text:style-name="T33">2. Audit de Performance Avant et Après migration Symfony</text:span></text:p>
      <text:p text:style-name="P3"><text:span text:style-name="T34"/></text:p>
      <text:p text:style-name="P3"><text:span text:style-name="T35">Route : /login</text:span></text:p>
      <text:p text:style-name="P3"><text:span text:style-name="T36">Avant :</text:span></text:p>
      <text:p text:style-name="P3"><draw:frame text:anchor-type="as-char" svg:width="152.40mm" svg:height="4.50mm" style:rel-width="scale" style:rel-height="scale"><draw:object-ole xlink:href="OleObj1"/><draw:image xlink:href="ObjectReplacements/OleObj1"/></draw:frame><text:span text:style-name="T37"/></text:p>
      <text:p text:style-name="P3"><text:span text:style-name="T38">Apres :</text:span><draw:frame text:anchor-type="as-char" svg:width="152.40mm" svg:height="5.29mm" style:rel-width="scale" style:rel-height="scale"><draw:object-ole xlink:href="OleObj2"/><draw:image xlink:href="ObjectReplacements/OleObj2"/></draw:frame><text:span text:style-name="T38"/></text:p>
      <text:p text:style-name="P3"><text:span text:style-name="T39"/></text:p>
      <text:p text:style-name="P3"><text:span text:style-name="T39"/></text:p>
      <text:p text:style-name="P3"><text:span text:style-name="T40">Route : /register</text:span></text:p>
      <text:p text:style-name="P3"><text:span text:style-name="T41">Apres :</text:span></text:p>
      <text:p text:style-name="P3"><draw:frame text:anchor-type="as-char" svg:width="152.40mm" svg:height="5.56mm" style:rel-width="scale" style:rel-height="scale"><draw:object-ole xlink:href="OleObj3"/><draw:image xlink:href="ObjectReplacements/OleObj3"/></draw:frame><text:span text:style-name="T42"/></text:p>
      <text:p text:style-name="P3"><text:span text:style-name="T42"/></text:p>
      <text:p text:style-name="P3"><text:span text:style-name="T42"/></text:p>
      <text:p text:style-name="P3"><text:span text:style-name="T43">Route : /</text:span></text:p>
      <text:p text:style-name="P3"><text:span text:style-name="T44">Avant :</text:span></text:p>
      <text:p text:style-name="P3"><draw:frame text:anchor-type="as-char" svg:width="152.40mm" svg:height="3.70mm" style:rel-width="scale" style:rel-height="scale"><draw:object-ole xlink:href="OleObj4"/><draw:image xlink:href="ObjectReplacements/OleObj4"/></draw:frame><text:span text:style-name="T45"/></text:p>
      <text:p text:style-name="P3"><text:span text:style-name="T46">Apres :</text:span></text:p>
      <text:p text:style-name="P3"><draw:frame text:anchor-type="as-char" svg:width="152.40mm" svg:height="4.50mm" style:rel-width="scale" style:rel-height="scale"><draw:object-ole xlink:href="OleObj5"/><draw:image xlink:href="ObjectReplacements/OleObj5"/></draw:frame><text:span text:style-name="T47"/></text:p>
      <text:p text:style-name="P3"><text:span text:style-name="T47"/></text:p>
      <text:p text:style-name="P3"><text:span text:style-name="T47"/></text:p>
      <text:p text:style-name="P3"><text:span text:style-name="T48">Route : /tasks<text:s text:c="2"/></text:span></text:p>
      <text:p text:style-name="P3"><text:span text:style-name="T49">Avant :</text:span></text:p>
      <text:p text:style-name="P3"><draw:frame text:anchor-type="as-char" svg:width="152.40mm" svg:height="3.97mm" style:rel-width="scale" style:rel-height="scale"><draw:object-ole xlink:href="OleObj6"/><draw:image xlink:href="ObjectReplacements/OleObj6"/></draw:frame><text:span text:style-name="T50"/></text:p>
      <text:p text:style-name="P3"><text:span text:style-name="T51">Apres :</text:span></text:p>
      <text:p text:style-name="P3"><draw:frame text:anchor-type="as-char" svg:width="152.40mm" svg:height="3.70mm" style:rel-width="scale" style:rel-height="scale"><draw:object-ole xlink:href="OleObj7"/><draw:image xlink:href="ObjectReplacements/OleObj7"/></draw:frame><text:span text:style-name="T52"/></text:p>
      <text:p text:style-name="P3"><text:span text:style-name="T52"/></text:p>
      <text:p text:style-name="P3"><text:span text:style-name="T52"/></text:p>
      <text:p text:style-name="P3"><text:span text:style-name="T53">Route : /tasks/ending</text:span></text:p>
      <text:p text:style-name="P3"><text:span text:style-name="T54">Apres :</text:span></text:p>
      <text:p text:style-name="P3"><draw:frame text:anchor-type="as-char" svg:width="152.40mm" svg:height="2.91mm" style:rel-width="scale" style:rel-height="scale"><draw:object-ole xlink:href="OleObj8"/><draw:image xlink:href="ObjectReplacements/OleObj8"/></draw:frame><text:span text:style-name="T55"/></text:p>
      <text:p text:style-name="P3"><text:span text:style-name="T55"/></text:p>
      <text:p text:style-name="P3"><text:span text:style-name="T55"/></text:p>
      <text:p text:style-name="P3"><text:span text:style-name="T56">Route : /tasks/{id}/toggle</text:span></text:p>
      <text:p text:style-name="P3"><text:span text:style-name="T57">Avant :</text:span></text:p>
      <text:p text:style-name="P3"><draw:frame text:anchor-type="as-char" svg:width="152.40mm" svg:height="3.70mm" style:rel-width="scale" style:rel-height="scale"><draw:object-ole xlink:href="OleObj9"/><draw:image xlink:href="ObjectReplacements/OleObj9"/></draw:frame><text:span text:style-name="T58"/></text:p>
      <text:p text:style-name="P3"><text:span text:style-name="T59">Apres :</text:span></text:p>
      <text:p text:style-name="P3"><draw:frame text:anchor-type="as-char" svg:width="152.40mm" svg:height="4.50mm" style:rel-width="scale" style:rel-height="scale"><draw:object-ole xlink:href="OleObj10"/><draw:image xlink:href="ObjectReplacements/OleObj10"/></draw:frame><text:span text:style-name="T60"/></text:p>
      <text:p text:style-name="P3"><text:span text:style-name="T60"/></text:p>
      <text:p text:style-name="P3"><text:span text:style-name="T60"/></text:p>
      <text:p text:style-name="P3"><text:span text:style-name="T61">Route : /tasks/create</text:span></text:p>
      <text:p text:style-name="P3"><text:span text:style-name="T62">Avant :</text:span></text:p>
      <text:p text:style-name="P3"><draw:frame text:anchor-type="as-char" svg:width="152.40mm" svg:height="4.76mm" style:rel-width="scale" style:rel-height="scale"><draw:object-ole xlink:href="OleObj11"/><draw:image xlink:href="ObjectReplacements/OleObj11"/></draw:frame><text:span text:style-name="T63"/></text:p>
      <text:p text:style-name="P3"><text:span text:style-name="T64">Apres :</text:span></text:p>
      <text:p text:style-name="P3"><draw:frame text:anchor-type="as-char" svg:width="152.40mm" svg:height="5.56mm" style:rel-width="scale" style:rel-height="scale"><draw:object-ole xlink:href="OleObj12"/><draw:image xlink:href="ObjectReplacements/OleObj12"/></draw:frame><text:span text:style-name="T65"/></text:p>
      <text:p text:style-name="P3"><text:span text:style-name="T65"/></text:p>
      <text:p text:style-name="P3"><text:span text:style-name="T65"/></text:p>
      <text:p text:style-name="P3"><text:span text:style-name="T66">Route : /tasks/edit/{slug}</text:span></text:p>
      <text:p text:style-name="P3"><text:span text:style-name="T67">Avant :</text:span></text:p>
      <text:p text:style-name="P3"><draw:frame text:anchor-type="as-char" svg:width="152.40mm" svg:height="3.70mm" style:rel-width="scale" style:rel-height="scale"><draw:object-ole xlink:href="OleObj13"/><draw:image xlink:href="ObjectReplacements/OleObj13"/></draw:frame><text:span text:style-name="T68"/></text:p>
      <text:p text:style-name="P3"><text:span text:style-name="T69">Apres :</text:span></text:p>
      <text:p text:style-name="P3"><draw:frame text:anchor-type="as-char" svg:width="152.40mm" svg:height="4.23mm" style:rel-width="scale" style:rel-height="scale"><draw:object-ole xlink:href="OleObj14"/><draw:image xlink:href="ObjectReplacements/OleObj14"/></draw:frame><text:span text:style-name="T70"/></text:p>
      <text:p text:style-name="P3"><text:span text:style-name="T70"/></text:p>
      <text:p text:style-name="P3"><text:span text:style-name="T70"/></text:p>
      <text:p text:style-name="P3"><text:span text:style-name="T71">Route : /tasks/{id}/delete</text:span></text:p>
      <text:p text:style-name="P3"><text:span text:style-name="T72">Avant :</text:span></text:p>
      <text:p text:style-name="P3"><draw:frame text:anchor-type="as-char" svg:width="152.40mm" svg:height="4.50mm" style:rel-width="scale" style:rel-height="scale"><draw:object-ole xlink:href="OleObj15"/><draw:image xlink:href="ObjectReplacements/OleObj15"/></draw:frame><text:span text:style-name="T73"/></text:p>
      <text:p text:style-name="P3"><text:span text:style-name="T74">Apres :</text:span></text:p>
      <text:p text:style-name="P3"><draw:frame text:anchor-type="as-char" svg:width="152.40mm" svg:height="4.76mm" style:rel-width="scale" style:rel-height="scale"><draw:object-ole xlink:href="OleObj16"/><draw:image xlink:href="ObjectReplacements/OleObj16"/></draw:frame><text:span text:style-name="T75"/></text:p>
      <text:p text:style-name="P3"><text:span text:style-name="T75"/></text:p>
      <text:p text:style-name="P3"><text:span text:style-name="T75"/></text:p>
      <text:p text:style-name="P3"><text:span text:style-name="T76">Route : /users</text:span></text:p>
      <text:p text:style-name="P3"><text:span text:style-name="T77">Avant :</text:span></text:p>
      <text:p text:style-name="P3"><draw:frame text:anchor-type="as-char" svg:width="152.40mm" svg:height="5.82mm" style:rel-width="scale" style:rel-height="scale"><draw:object-ole xlink:href="OleObj17"/><draw:image xlink:href="ObjectReplacements/OleObj17"/></draw:frame><text:span text:style-name="T78"/></text:p>
      <text:p text:style-name="P3"><text:span text:style-name="T79">Apres :</text:span></text:p>
      <text:p text:style-name="P3"><draw:frame text:anchor-type="as-char" svg:width="152.40mm" svg:height="4.76mm" style:rel-width="scale" style:rel-height="scale"><draw:object-ole xlink:href="OleObj18"/><draw:image xlink:href="ObjectReplacements/OleObj18"/></draw:frame><text:span text:style-name="T80"/></text:p>
      <text:p text:style-name="P3"><text:span text:style-name="T80"/></text:p>
      <text:p text:style-name="P3"><text:span text:style-name="T80"/></text:p>
      <text:p text:style-name="P3"><text:span text:style-name="T81">Route : /users/create</text:span></text:p>
      <text:p text:style-name="P3"><text:span text:style-name="T82">Avant :</text:span></text:p>
      <text:p text:style-name="P3"><draw:frame text:anchor-type="as-char" svg:width="152.40mm" svg:height="5.03mm" style:rel-width="scale" style:rel-height="scale"><draw:object-ole xlink:href="OleObj19"/><draw:image xlink:href="ObjectReplacements/OleObj19"/></draw:frame><text:span text:style-name="T83"/></text:p>
      <text:p text:style-name="P3"><text:span text:style-name="T84">Apres :</text:span></text:p>
      <text:p text:style-name="P3"><draw:frame text:anchor-type="as-char" svg:width="152.40mm" svg:height="5.03mm" style:rel-width="scale" style:rel-height="scale"><draw:object-ole xlink:href="OleObj20"/><draw:image xlink:href="ObjectReplacements/OleObj20"/></draw:frame><text:span text:style-name="T85"/></text:p>
      <text:p text:style-name="P3"><text:span text:style-name="T85"/></text:p>
      <text:p text:style-name="P3"><text:span text:style-name="T85"/></text:p>
      <text:p text:style-name="P3"><text:span text:style-name="T86">Route : /users/{id}/edit</text:span></text:p>
      <text:p text:style-name="P3"><text:span text:style-name="T87">Avant :</text:span></text:p>
      <text:p text:style-name="P3"><draw:frame text:anchor-type="as-char" svg:width="152.40mm" svg:height="4.23mm" style:rel-width="scale" style:rel-height="scale"><draw:object-ole xlink:href="OleObj21"/><draw:image xlink:href="ObjectReplacements/OleObj21"/></draw:frame><text:span text:style-name="T88"/></text:p>
      <text:p text:style-name="P3"><text:span text:style-name="T89">Apres :</text:span></text:p>
      <text:p text:style-name="P3"><draw:frame text:anchor-type="as-char" svg:width="152.40mm" svg:height="5.56mm" style:rel-width="scale" style:rel-height="scale"><draw:object-ole xlink:href="OleObj22"/><draw:image xlink:href="ObjectReplacements/OleObj22"/></draw:frame><text:span text:style-name="T90"/></text:p>
      <text:p text:style-name="P3"><text:span text:style-name="T90"/></text:p>
      <text:p text:style-name="P3"><text:span text:style-name="T90"/></text:p>
      <text:p text:style-name="P3"><text:span text:style-name="T90"/></text:p>
      <text:p text:style-name="P3"><text:span text:style-name="T90"/></text:p>
      <text:p text:style-name="P3"><text:span text:style-name="T90"/></text:p>
      <text:p text:style-name="P3"><text:span text:style-name="T90"/></text:p>
      <text:p text:style-name="P3"><text:span text:style-name="T90"/></text:p>
      <text:p text:style-name="P3"><text:span text:style-name="T91">3. Outil d'observabilité des performances</text:span></text:p>
      <text:p text:style-name="P3"><text:span text:style-name="T92"/></text:p>
      <text:p text:style-name="P3"><text:span text:style-name="T93">Pour surveillez les performannces de notre application Symfony en mode de developpement dev, le profileur Symfony est une bonne solution, mais pour une surveillance des performances et une analyse plus poussé, L'installation de Blackfire.io est recommandé.</text:span></text:p>
      <text:p text:style-name="P3"><text:span text:style-name="T93">Documentation :<text:s/></text:span><text:a xlink:href="https://docs.blackfire.io/introduction"><text:span text:style-name="T94">https://docs.blackfire.io/introduction</text:span></text:a><text:span text:style-name="T95"/></text:p>
      <text:p text:style-name="P3"><text:span text:style-name="T96"/></text:p>
      <text:p text:style-name="P3"><text:span text:style-name="T97">Blackfire.io est un service disponible sur navigateur et en ligne de commande pour gérer la performance des applications PHP. C'est un profileur plus performant que celui fourni par le framework Symfony.</text:span></text:p>
      <text:p text:style-name="P3"><text:span text:style-name="T98"/></text:p>
      <text:p text:style-name="P3"><text:span text:style-name="T99">Processus d'installation :</text:span></text:p>
      <text:p text:style-name="P3"><text:a xlink:href="https://docs.blackfire.io/up-and-running/installation?language=php"><text:span text:style-name="T100">https://docs.blackfire.io/up-and-running/installation?language=php</text:span></text:a><text:span text:style-name="T101"/></text:p>
      <text:p text:style-name="P3"><text:span text:style-name="T102"/></text:p>
      <text:p text:style-name="P3"><text:span text:style-name="T102"/></text:p>
      <text:p text:style-name="P3"><text:span text:style-name="T102"/></text:p>
      <text:p text:style-name="P3"><text:span text:style-name="T102"/></text:p>
      <text:p text:style-name="P3"><text:span text:style-name="T102"/></text:p>
      <text:p text:style-name="P3"><text:span text:style-name="T102"/></text:p>
      <text:p text:style-name="P3"><text:span text:style-name="T102"/></text:p>
      <text:p text:style-name="P3"><text:span text:style-name="T102"/></text:p>
      <text:p text:style-name="P3"><text:span text:style-name="T102"/></text:p>
      <text:p text:style-name="P3"><text:span text:style-name="T102"/></text:p>
      <text:p text:style-name="P3"><text:span text:style-name="T102"/></text:p>
      <text:p text:style-name="P3"><text:span text:style-name="T102"/></text:p>
      <text:p text:style-name="P3"><text:span text:style-name="T10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